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svg:stroke-color="#000000" draw:marker-start-width="1.1cm" draw:marker-end-width="1.1cm" draw:fill="none" draw:textarea-horizontal-align="justify" draw:textarea-vertical-align="middle" draw:auto-grow-height="false" fo:min-height="5.051cm" fo:min-width="1.7cm" fo:padding-top="0.275cm" fo:padding-bottom="0.275cm" fo:padding-left="0.4cm" fo:padding-right="0.4cm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8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8cm" svg:x="1.4cm" svg:y="2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Chalmers Computing Lab</text:span></text:p>
            <text:p text:style-name="P1"><text:span text:style-name="T2"/></text:p>
            <text:p text:style-name="P1"><text:span text:style-name="T1">Tech Talks</text:span></text:p>
            <text:p text:style-name="P1"><text:span text:style-name="T1"/></text:p>
            <text:p text:style-name="P1"><text:span text:style-name="T1">Room EC</text:span></text:p>
          </draw:text-box>
        </draw:frame>
        <draw:custom-shape draw:style-name="gr1" draw:text-style-name="P2" draw:layer="layout" svg:width="5cm" svg:height="6.4cm" svg:x="11.2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 Axelsson</meta:initial-creator>
    <meta:creation-date>2015-01-26T10:36:31.096619998</meta:creation-date>
    <dc:date>2015-01-26T10:41:00.276721350</dc:date>
    <dc:creator>Emil Axelsson</dc:creator>
    <meta:editing-duration>PT4M29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